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80000023A6760F7F0DAF314B5.png" manifest:media-type="image/png"/>
  <manifest:file-entry manifest:full-path="Pictures/1000000000000290000001CC4F06EBF5B911CDE1.png" manifest:media-type="image/png"/>
  <manifest:file-entry manifest:full-path="Pictures/10000000000005440000023AB670324254D9C10C.png" manifest:media-type="image/png"/>
  <manifest:file-entry manifest:full-path="Pictures/1000000000000170000001CC5F7414FF6296DC95.png" manifest:media-type="image/png"/>
  <manifest:file-entry manifest:full-path="Pictures/1000000000000350000002A3AAFB5E84348094C4.png" manifest:media-type="image/png"/>
  <manifest:file-entry manifest:full-path="Pictures/100000000000029C0000034DE61E02A0F908CC61.png" manifest:media-type="image/png"/>
  <manifest:file-entry manifest:full-path="Pictures/1000000000000158000001FEFE392EE31C49AE60.png" manifest:media-type="image/png"/>
  <manifest:file-entry manifest:full-path="Pictures/10000000000001C4000002DA563F2E4C2D5DD1E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cm" svg:height="8.352cm" draw:z-index="0"><draw:image xlink:href="Pictures/10000000000004880000023A6760F7F0DAF314B5.png" xlink:type="simple" xlink:show="embed" xlink:actuate="onLoad" loext:mime-type="image/png"/></draw:frame><draw:frame draw:style-name="fr2" draw:name="Imagen2" text:anchor-type="paragraph" svg:x="5.089cm" svg:y="9.066cm" svg:width="7.821cm" svg:height="9.777cm" draw:z-index="1"><draw:image xlink:href="Pictures/1000000000000170000001CC5F7414FF6296DC95.png" xlink:type="simple" xlink:show="embed" xlink:actuate="onLoad" loext:mime-type="image/png"/></draw:frame><draw:frame draw:style-name="fr2" draw:name="Imagen3" text:anchor-type="paragraph" svg:x="0.194cm" svg:y="20.292cm" svg:width="17cm" svg:height="7.188cm" draw:z-index="2"><draw:image xlink:href="Pictures/10000000000005440000023AB670324254D9C10C.png" xlink:type="simple" xlink:show="embed" xlink:actuate="onLoad" loext:mime-type="image/png"/></draw:frame></text:p>
      <text:p text:style-name="P1"><draw:frame draw:style-name="fr2" draw:name="Imagen4" text:anchor-type="paragraph" svg:x="2.676cm" svg:y="0cm" svg:width="12.354cm" svg:height="8.662cm" draw:z-index="3"><draw:image xlink:href="Pictures/1000000000000290000001CC4F06EBF5B911CDE1.png" xlink:type="simple" xlink:show="embed" xlink:actuate="onLoad" loext:mime-type="image/png"/></draw:frame><draw:frame draw:style-name="fr2" draw:name="Imagen5" text:anchor-type="paragraph" svg:x="2.455cm" svg:y="9.94cm" svg:width="12.647cm" svg:height="15.997cm" draw:z-index="4"><draw:image xlink:href="Pictures/100000000000029C0000034DE61E02A0F908CC61.png" xlink:type="simple" xlink:show="embed" xlink:actuate="onLoad" loext:mime-type="image/png"/></draw:frame></text:p>
      <text:p text:style-name="Standard"><text:s/></text:p>
      <text:p text:style-name="Standard"/>
      <text:p text:style-name="P1"><draw:frame draw:style-name="fr3" draw:name="Imagen6" text:anchor-type="paragraph" svg:width="6.888cm" svg:height="10.211cm" draw:z-index="5"><draw:image xlink:href="Pictures/1000000000000158000001FEFE392EE31C49AE60.png" xlink:type="simple" xlink:show="embed" xlink:actuate="onLoad" loext:mime-type="image/png"/></draw:frame><draw:frame draw:style-name="fr2" draw:name="Imagen7" text:anchor-type="paragraph" svg:x="4.403cm" svg:y="11.404cm" svg:width="8.546cm" svg:height="13.801cm" draw:z-index="6"><draw:image xlink:href="Pictures/10000000000001C4000002DA563F2E4C2D5DD1E9.png" xlink:type="simple" xlink:show="embed" xlink:actuate="onLoad" loext:mime-type="image/png"/></draw:frame></text:p>
      <text:p text:style-name="P1"><draw:frame draw:style-name="fr2" draw:name="Imagen8" text:anchor-type="paragraph" svg:x="0.176cm" svg:y="3.528cm" svg:width="17cm" svg:height="13.531cm" draw:z-index="7"><draw:image xlink:href="Pictures/1000000000000350000002A3AAFB5E84348094C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12:31:37.089000000</meta:creation-date>
    <dc:date>2021-09-24T12:36:04.436000000</dc:date>
    <meta:editing-duration>PT4M29S</meta:editing-duration>
    <meta:editing-cycles>1</meta:editing-cycles>
    <meta:document-statistic meta:table-count="0" meta:image-count="8" meta:object-count="0" meta:page-count="4" meta:paragraph-count="1" meta:word-count="0" meta:character-count="1" meta:non-whitespace-character-count="0"/>
    <meta:generator>LibreOffice/6.2.4.2$Windows_X86_64 LibreOffice_project/2412653d852ce75f65fbfa83fb7e7b669a126d64</meta:generator>
  </office:meta>
</office:document-meta>
</file>